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6bf8" officeooo:paragraph-rsid="0020d511"/>
    </style:style>
    <style:style style:name="P2" style:family="paragraph" style:parent-style-name="Standard">
      <style:text-properties officeooo:rsid="001e0d56" officeooo:paragraph-rsid="0033cf90"/>
    </style:style>
    <style:style style:name="P3" style:family="paragraph" style:parent-style-name="Standard">
      <style:text-properties officeooo:rsid="0021ff9b" officeooo:paragraph-rsid="0021ff9b"/>
    </style:style>
    <style:style style:name="P4" style:family="paragraph" style:parent-style-name="Standard">
      <style:text-properties officeooo:rsid="0023038b" officeooo:paragraph-rsid="0023038b"/>
    </style:style>
    <style:style style:name="P5" style:family="paragraph" style:parent-style-name="Standard">
      <style:text-properties officeooo:rsid="0023038b" officeooo:paragraph-rsid="0040fd59"/>
    </style:style>
    <style:style style:name="P6" style:family="paragraph" style:parent-style-name="Standard">
      <style:text-properties officeooo:rsid="00247b62" officeooo:paragraph-rsid="00253b82"/>
    </style:style>
    <style:style style:name="P7" style:family="paragraph" style:parent-style-name="Standard">
      <style:text-properties officeooo:rsid="0027e36b" officeooo:paragraph-rsid="0027e36b"/>
    </style:style>
    <style:style style:name="P8" style:family="paragraph" style:parent-style-name="Standard">
      <style:text-properties officeooo:rsid="0027e36b" officeooo:paragraph-rsid="00424543"/>
    </style:style>
    <style:style style:name="P9" style:family="paragraph" style:parent-style-name="Standard">
      <style:text-properties officeooo:rsid="00298d7f" officeooo:paragraph-rsid="00298d7f"/>
    </style:style>
    <style:style style:name="P10" style:family="paragraph" style:parent-style-name="Standard">
      <style:text-properties officeooo:rsid="002df7d3" officeooo:paragraph-rsid="002df7d3"/>
    </style:style>
    <style:style style:name="P11" style:family="paragraph" style:parent-style-name="Standard">
      <style:text-properties officeooo:rsid="002df7d3" officeooo:paragraph-rsid="002e0697"/>
    </style:style>
    <style:style style:name="P12" style:family="paragraph" style:parent-style-name="Standard">
      <style:text-properties officeooo:rsid="002df7d3" officeooo:paragraph-rsid="0048c6bc"/>
    </style:style>
    <style:style style:name="P13" style:family="paragraph" style:parent-style-name="Standard">
      <style:text-properties officeooo:rsid="002e0697" officeooo:paragraph-rsid="002e0697"/>
    </style:style>
    <style:style style:name="P14" style:family="paragraph" style:parent-style-name="Standard">
      <style:text-properties officeooo:rsid="002e0697" officeooo:paragraph-rsid="002ffbf3"/>
    </style:style>
    <style:style style:name="P15" style:family="paragraph" style:parent-style-name="Standard">
      <style:text-properties officeooo:rsid="002e0697" officeooo:paragraph-rsid="0048c6bc"/>
    </style:style>
    <style:style style:name="P16" style:family="paragraph" style:parent-style-name="Standard">
      <style:text-properties officeooo:rsid="002e76fd" officeooo:paragraph-rsid="0034e903"/>
    </style:style>
    <style:style style:name="P17" style:family="paragraph" style:parent-style-name="Standard">
      <style:text-properties officeooo:rsid="002e76fd" officeooo:paragraph-rsid="0048c6bc"/>
    </style:style>
    <style:style style:name="P18" style:family="paragraph" style:parent-style-name="Standard">
      <style:text-properties officeooo:rsid="0037afb4" officeooo:paragraph-rsid="0037afb4"/>
    </style:style>
    <style:style style:name="P19" style:family="paragraph" style:parent-style-name="Standard">
      <style:text-properties officeooo:rsid="002acd43" officeooo:paragraph-rsid="002acd43"/>
    </style:style>
    <style:style style:name="P20" style:family="paragraph" style:parent-style-name="Standard">
      <style:text-properties officeooo:rsid="003f1a5e" officeooo:paragraph-rsid="003f1a5e"/>
    </style:style>
    <style:style style:name="P21" style:family="paragraph" style:parent-style-name="Standard">
      <style:text-properties officeooo:rsid="003a9ce2" officeooo:paragraph-rsid="0040fd59"/>
    </style:style>
    <style:style style:name="P22" style:family="paragraph" style:parent-style-name="Standard">
      <style:text-properties officeooo:rsid="004c40f3" officeooo:paragraph-rsid="004c40f3"/>
    </style:style>
    <style:style style:name="P23" style:family="paragraph" style:parent-style-name="Standard">
      <style:text-properties officeooo:rsid="0052b4e1" officeooo:paragraph-rsid="0052b4e1"/>
    </style:style>
    <style:style style:name="P24" style:family="paragraph" style:parent-style-name="Standard">
      <style:text-properties officeooo:paragraph-rsid="0054aa70"/>
    </style:style>
    <style:style style:name="P25" style:family="paragraph" style:parent-style-name="Standard">
      <style:text-properties officeooo:paragraph-rsid="005621cb"/>
    </style:style>
    <style:style style:name="P26" style:family="paragraph" style:parent-style-name="Standard">
      <style:text-properties officeooo:paragraph-rsid="0056ba64"/>
    </style:style>
    <style:style style:name="P27" style:family="paragraph" style:parent-style-name="Standard">
      <style:text-properties officeooo:paragraph-rsid="0056ba97"/>
    </style:style>
    <style:style style:name="P28" style:family="paragraph" style:parent-style-name="Standard">
      <style:text-properties officeooo:paragraph-rsid="005c1fc8"/>
    </style:style>
    <style:style style:name="P29" style:family="paragraph" style:parent-style-name="Standard">
      <style:text-properties officeooo:paragraph-rsid="0048c6bc"/>
    </style:style>
    <style:style style:name="P30" style:family="paragraph" style:parent-style-name="Standard">
      <style:text-properties officeooo:paragraph-rsid="002e0697"/>
    </style:style>
    <style:style style:name="P31" style:family="paragraph" style:parent-style-name="Standard">
      <style:text-properties officeooo:paragraph-rsid="002df7d3"/>
    </style:style>
    <style:style style:name="P32" style:family="paragraph" style:parent-style-name="Standard">
      <style:text-properties officeooo:paragraph-rsid="0054aa70"/>
    </style:style>
    <style:style style:name="P33" style:family="paragraph" style:parent-style-name="Standard">
      <style:text-properties officeooo:paragraph-rsid="0051746e"/>
    </style:style>
    <style:style style:name="P34" style:family="paragraph" style:parent-style-name="Standard">
      <style:text-properties officeooo:paragraph-rsid="006057fe"/>
    </style:style>
    <style:style style:name="P35" style:family="paragraph" style:parent-style-name="Standard">
      <style:text-properties officeooo:paragraph-rsid="005c1fc8"/>
    </style:style>
    <style:style style:name="P36" style:family="paragraph" style:parent-style-name="Standard">
      <style:text-properties officeooo:paragraph-rsid="0020d511"/>
    </style:style>
    <style:style style:name="P37" style:family="paragraph" style:parent-style-name="Standard">
      <style:text-properties officeooo:paragraph-rsid="006293f8"/>
    </style:style>
    <style:style style:name="P38" style:family="paragraph" style:parent-style-name="Standard">
      <style:text-properties officeooo:paragraph-rsid="0056bff5"/>
    </style:style>
    <style:style style:name="P39" style:family="paragraph" style:parent-style-name="Standard">
      <style:text-properties officeooo:paragraph-rsid="0063c3ad"/>
    </style:style>
    <style:style style:name="P40" style:family="paragraph" style:parent-style-name="Standard">
      <style:text-properties officeooo:paragraph-rsid="0021ff9b"/>
    </style:style>
    <style:style style:name="P41" style:family="paragraph" style:parent-style-name="Standard">
      <style:text-properties officeooo:paragraph-rsid="00424543"/>
    </style:style>
    <style:style style:name="P42" style:family="paragraph" style:parent-style-name="Standard">
      <style:text-properties officeooo:paragraph-rsid="00247b62"/>
    </style:style>
    <style:style style:name="P43" style:family="paragraph" style:parent-style-name="Standard">
      <style:text-properties officeooo:paragraph-rsid="0064c8b9"/>
    </style:style>
    <style:style style:name="P44" style:family="paragraph" style:parent-style-name="Standard">
      <style:text-properties officeooo:paragraph-rsid="006594ed"/>
    </style:style>
    <style:style style:name="T1" style:family="text">
      <style:text-properties officeooo:rsid="00247b62"/>
    </style:style>
    <style:style style:name="T2" style:family="text">
      <style:text-properties officeooo:rsid="00253b82"/>
    </style:style>
    <style:style style:name="T3" style:family="text">
      <style:text-properties officeooo:rsid="00261b40"/>
    </style:style>
    <style:style style:name="T4" style:family="text">
      <style:text-properties officeooo:rsid="0027e36b"/>
    </style:style>
    <style:style style:name="T5" style:family="text">
      <style:text-properties officeooo:rsid="00298d7f"/>
    </style:style>
    <style:style style:name="T6" style:family="text">
      <style:text-properties officeooo:rsid="002a1e9a"/>
    </style:style>
    <style:style style:name="T7" style:family="text">
      <style:text-properties officeooo:rsid="002acd43"/>
    </style:style>
    <style:style style:name="T8" style:family="text">
      <style:text-properties officeooo:rsid="002bd591"/>
    </style:style>
    <style:style style:name="T9" style:family="text">
      <style:text-properties officeooo:rsid="002df7d3"/>
    </style:style>
    <style:style style:name="T10" style:family="text">
      <style:text-properties officeooo:rsid="002e0697"/>
    </style:style>
    <style:style style:name="T11" style:family="text">
      <style:text-properties officeooo:rsid="002ffbf3"/>
    </style:style>
    <style:style style:name="T12" style:family="text">
      <style:text-properties officeooo:rsid="003157c1"/>
    </style:style>
    <style:style style:name="T13" style:family="text">
      <style:text-properties officeooo:rsid="0033cf90"/>
    </style:style>
    <style:style style:name="T14" style:family="text">
      <style:text-properties officeooo:rsid="0034e903"/>
    </style:style>
    <style:style style:name="T15" style:family="text">
      <style:text-properties officeooo:rsid="0035f7ee"/>
    </style:style>
    <style:style style:name="T16" style:family="text">
      <style:text-properties officeooo:rsid="00373cdf"/>
    </style:style>
    <style:style style:name="T17" style:family="text">
      <style:text-properties officeooo:rsid="003799be"/>
    </style:style>
    <style:style style:name="T18" style:family="text">
      <style:text-properties officeooo:rsid="003a9ce2"/>
    </style:style>
    <style:style style:name="T19" style:family="text">
      <style:text-properties officeooo:rsid="003e2a67"/>
    </style:style>
    <style:style style:name="T20" style:family="text">
      <style:text-properties officeooo:rsid="0040fd59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40fd59" style:font-weight-asian="bold" style:font-weight-complex="bold"/>
    </style:style>
    <style:style style:name="T23" style:family="text">
      <style:text-properties fo:font-weight="bold" officeooo:rsid="00247b62" style:font-weight-asian="bold" style:font-weight-complex="bold"/>
    </style:style>
    <style:style style:name="T24" style:family="text">
      <style:text-properties fo:font-weight="bold" officeooo:rsid="002bd591" style:font-weight-asian="bold" style:font-weight-complex="bold"/>
    </style:style>
    <style:style style:name="T25" style:family="text">
      <style:text-properties fo:font-weight="bold" officeooo:rsid="003799be" style:font-weight-asian="bold" style:font-weight-complex="bold"/>
    </style:style>
    <style:style style:name="T26" style:family="text">
      <style:text-properties fo:font-weight="bold" officeooo:rsid="002ffbf3" style:font-weight-asian="bold" style:font-weight-complex="bold"/>
    </style:style>
    <style:style style:name="T27" style:family="text">
      <style:text-properties fo:font-weight="bold" officeooo:rsid="00464a53" style:font-weight-asian="bold" style:font-weight-complex="bold"/>
    </style:style>
    <style:style style:name="T28" style:family="text">
      <style:text-properties fo:font-weight="bold" officeooo:rsid="0048c6bc" style:font-weight-asian="bold" style:font-weight-complex="bold"/>
    </style:style>
    <style:style style:name="T29" style:family="text">
      <style:text-properties fo:font-weight="bold" officeooo:rsid="004c40f3" style:font-weight-asian="bold" style:font-weight-complex="bold"/>
    </style:style>
    <style:style style:name="T30" style:family="text">
      <style:text-properties fo:font-weight="bold" officeooo:rsid="0052b4e1" style:font-weight-asian="bold" style:font-weight-complex="bold"/>
    </style:style>
    <style:style style:name="T31" style:family="text">
      <style:text-properties fo:font-weight="bold" officeooo:rsid="0054aa70" style:font-weight-asian="bold" style:font-weight-complex="bold"/>
    </style:style>
    <style:style style:name="T32" style:family="text">
      <style:text-properties fo:font-weight="bold" officeooo:rsid="005621cb" style:font-weight-asian="bold" style:font-weight-complex="bold"/>
    </style:style>
    <style:style style:name="T33" style:family="text">
      <style:text-properties fo:font-weight="bold" officeooo:rsid="0021cc05" style:font-weight-asian="bold" style:font-weight-complex="bold"/>
    </style:style>
    <style:style style:name="T34" style:family="text">
      <style:text-properties fo:font-weight="bold" officeooo:rsid="002acd43" style:font-weight-asian="bold" style:font-weight-complex="bold"/>
    </style:style>
    <style:style style:name="T35" style:family="text">
      <style:text-properties fo:font-weight="bold" officeooo:rsid="00373cdf" style:font-weight-asian="bold" style:font-weight-complex="bold"/>
    </style:style>
    <style:style style:name="T36" style:family="text">
      <style:text-properties fo:font-weight="bold" officeooo:rsid="005c1fc8" style:font-weight-asian="bold" style:font-weight-complex="bold"/>
    </style:style>
    <style:style style:name="T37" style:family="text">
      <style:text-properties fo:font-weight="bold" officeooo:rsid="002df7d3" style:font-weight-asian="bold" style:font-weight-complex="bold"/>
    </style:style>
    <style:style style:name="T38" style:family="text">
      <style:text-properties fo:font-weight="bold" officeooo:rsid="0021ff9b" style:font-weight-asian="bold" style:font-weight-complex="bold"/>
    </style:style>
    <style:style style:name="T39" style:family="text">
      <style:text-properties officeooo:rsid="00464a53"/>
    </style:style>
    <style:style style:name="T40" style:family="text">
      <style:text-properties officeooo:rsid="00477a9e"/>
    </style:style>
    <style:style style:name="T41" style:family="text">
      <style:text-properties officeooo:rsid="0048c6bc"/>
    </style:style>
    <style:style style:name="T42" style:family="text">
      <style:text-properties officeooo:rsid="004a5cd5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54aa70" style:font-weight-asian="normal" style:font-weight-complex="normal"/>
    </style:style>
    <style:style style:name="T45" style:family="text">
      <style:text-properties fo:font-weight="normal" officeooo:rsid="005621cb" style:font-weight-asian="normal" style:font-weight-complex="normal"/>
    </style:style>
    <style:style style:name="T46" style:family="text">
      <style:text-properties fo:font-weight="normal" officeooo:rsid="0056ba97" style:font-weight-asian="normal" style:font-weight-complex="normal"/>
    </style:style>
    <style:style style:name="T47" style:family="text">
      <style:text-properties fo:font-weight="normal" officeooo:rsid="0056bff5" style:font-weight-asian="normal" style:font-weight-complex="normal"/>
    </style:style>
    <style:style style:name="T48" style:family="text">
      <style:text-properties fo:font-weight="normal" officeooo:rsid="005c1fc8" style:font-weight-asian="normal" style:font-weight-complex="normal"/>
    </style:style>
    <style:style style:name="T49" style:family="text">
      <style:text-properties fo:font-weight="normal" officeooo:rsid="0048c6bc" style:font-weight-asian="normal" style:font-weight-complex="normal"/>
    </style:style>
    <style:style style:name="T50" style:family="text">
      <style:text-properties officeooo:rsid="0051746e"/>
    </style:style>
    <style:style style:name="T51" style:family="text">
      <style:text-properties officeooo:rsid="005229c6"/>
    </style:style>
    <style:style style:name="T52" style:family="text">
      <style:text-properties officeooo:rsid="005621cb"/>
    </style:style>
    <style:style style:name="T53" style:family="text">
      <style:text-properties officeooo:rsid="0056ba97"/>
    </style:style>
    <style:style style:name="T54" style:family="text">
      <style:text-properties officeooo:rsid="0056bff5"/>
    </style:style>
    <style:style style:name="T55" style:family="text">
      <style:text-properties officeooo:rsid="00576540"/>
    </style:style>
    <style:style style:name="T56" style:family="text">
      <style:text-properties officeooo:rsid="005c1fc8"/>
    </style:style>
    <style:style style:name="T57" style:family="text">
      <style:text-properties officeooo:rsid="006057fe"/>
    </style:style>
    <style:style style:name="T58" style:family="text">
      <style:text-properties officeooo:rsid="001a6bf8"/>
    </style:style>
    <style:style style:name="T59" style:family="text">
      <style:text-properties officeooo:rsid="0021ff9b"/>
    </style:style>
    <style:style style:name="T60" style:family="text">
      <style:text-properties officeooo:rsid="0064c8b9"/>
    </style:style>
    <style:style style:name="T61" style:family="text">
      <style:text-properties officeooo:rsid="006648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*Показывается сцена <text:span text:style-name="T10">с закрытыми занавесками, где стоит </text:span><text:span text:style-name="T28">Pawk</text:span><text:span text:style-name="T41">(земнопони, </text:span><text:span text:style-name="T42">без кьютимарки</text:span><text:span text:style-name="T41">)</text:span>*</text:p>
      <text:p text:style-name="P29"><text:span text:style-name="T10">*</text:span><text:span text:style-name="T28">Pawk</text:span><text:span text:style-name="T10">(в роли комментатора): </text:span>Nightmare attacked NightFall, but somepony stood up to defend him!</text:p>
      <text:p text:style-name="P12"/>
      <text:p text:style-name="P22">( <text:span text:style-name="T21">Flint – </text:span><text:span text:style-name="T43">единорог с кьютимаркой искры огня</text:span><text:span text:style-name="T21">)</text:span></text:p>
      <text:p text:style-name="P23"><text:span text:style-name="T21">( <text:s/>Steel – </text:span><text:span text:style-name="T43">пегас с кьютимаркой стального крыла</text:span><text:span text:style-name="T21">)</text:span></text:p>
      <text:p text:style-name="P24"><text:span text:style-name="T31">(</text:span><text:span text:style-name="Strong_20_Emphasis">Dreamflight</text:span><text:span text:style-name="Strong_20_Emphasis"><text:span text:style-name="T31"> – </text:span></text:span><text:span text:style-name="Strong_20_Emphasis"><text:span text:style-name="T44">пегас без кьютимарки</text:span></text:span><text:span text:style-name="Strong_20_Emphasis"><text:span text:style-name="T31">)</text:span></text:span></text:p>
      <text:p text:style-name="P25"><text:span text:style-name="Strong_20_Emphasis"><text:span text:style-name="T32">( </text:span></text:span><text:span text:style-name="Strong_20_Emphasis"><text:span text:style-name="T52">Grimsey –</text:span></text:span><text:span text:style-name="Strong_20_Emphasis"><text:span text:style-name="T32"> </text:span></text:span><text:span text:style-name="Strong_20_Emphasis"><text:span text:style-name="T45">единорог без кьютимарки)</text:span></text:span></text:p>
      <text:p text:style-name="P27"><text:span text:style-name="Strong_20_Emphasis"><text:span text:style-name="T46">( </text:span></text:span><text:span text:style-name="Strong_20_Emphasis"><text:span text:style-name="T53">Марigold –</text:span></text:span><text:span text:style-name="Strong_20_Emphasis"><text:span text:style-name="T46"> земнопони без кьютимарки)</text:span></text:span></text:p>
      <text:p text:style-name="P28"><text:span text:style-name="Strong_20_Emphasis"><text:span text:style-name="T48">( </text:span></text:span><text:span text:style-name="Strong_20_Emphasis"><text:span text:style-name="T56">Rowan –</text:span></text:span><text:span text:style-name="Strong_20_Emphasis"><text:span text:style-name="T48"> земнопони без кьютимарки брат </text:span></text:span><text:span text:style-name="Strong_20_Emphasis"><text:span text:style-name="T36">Mapigold</text:span></text:span><text:span text:style-name="Strong_20_Emphasis"><text:span text:style-name="T48">)</text:span></text:span></text:p>
      <text:p text:style-name="P11"/>
      <text:p text:style-name="P17">* <text:span text:style-name="T28">Pawk</text:span><text:span text:style-name="T9"> </text:span>уходит со сцены и открываются занавески*</text:p>
      <text:p text:style-name="P11"/>
      <text:p text:style-name="P30"><text:span text:style-name="T9">*Хором*:</text:span><text:span text:style-name="T29">Flint</text:span><text:span text:style-name="T9"> и </text:span><text:span text:style-name="T30">Steel</text:span><text:span text:style-name="T9">: </text:span><text:span text:style-name="T49">We won't let you harm</text:span><text:span text:style-name="T28"> NightFall!</text:span></text:p>
      <text:p text:style-name="P31"><text:span text:style-name="Strong_20_Emphasis"><text:span text:style-name="T9">Grimsey</text:span></text:span><text:span text:style-name="T9">(одетый в </text:span><text:span text:style-name="T37">Найтмер</text:span><text:span text:style-name="T9">): </text:span>You'll never defeat me and my army! I'll burn this city and its inhabitants to the ground!</text:p>
      <text:p text:style-name="P10"/>
      <text:p text:style-name="P15">*Закрываются занавески <text:span text:style-name="T11">и </text:span><text:span text:style-name="T12">на сцену </text:span><text:span text:style-name="T11">выходит </text:span><text:span text:style-name="T28">Pawk</text:span><text:span text:style-name="T11">*</text:span></text:p>
      <text:p text:style-name="P14"/>
      <text:p text:style-name="P29"><text:span text:style-name="T28">Pawk</text:span><text:span text:style-name="T9">: </text:span>Meanwhile, the fastest little pony in all Equestria raced toward Celestia's soldiers like never before.</text:p>
      <text:p text:style-name="P13"/>
      <text:p text:style-name="P17">* <text:span text:style-name="T28">Pawk</text:span><text:span text:style-name="T9"> </text:span>уходит со сцены и открываются занавески*</text:p>
      <text:p text:style-name="P10"/>
      <text:p text:style-name="P24"><text:span text:style-name="T9">*</text:span><text:span text:style-name="Strong_20_Emphasis">Dreamflight</text:span><text:span text:style-name="T9"> </text:span><text:span text:style-name="T51">летит</text:span><text:span text:style-name="T9"> к другим дет</text:span><text:span text:style-name="T10">ям</text:span><text:span text:style-name="T9"> со значками солнца*: </text:span>NightFall is under attack!</text:p>
      <text:p text:style-name="P33"><text:span text:style-name="Strong_20_Emphasis"><text:span text:style-name="T9">Марigold</text:span></text:span><text:span text:style-name="Strong_20_Emphasis"><text:span text:style-name="T47">(одетая в Селестию): Hurry! We must save the ponies of NightFall!</text:span></text:span></text:p>
      <text:p text:style-name="P10"/>
      <text:p text:style-name="P15">*Закрываются занавески <text:span text:style-name="T11">и </text:span><text:span text:style-name="T12">на сцену </text:span><text:span text:style-name="T11">выходит </text:span><text:span text:style-name="T28">Pawk</text:span><text:span text:style-name="T11">*</text:span></text:p>
      <text:p text:style-name="P34"><text:span text:style-name="T28">Pawk</text:span><text:span text:style-name="T9">: </text:span>Clinging tightly to one another, they stood alone defending the city. They fought through the entire night, battling until the very end <text:span text:style-name="T57">of their life</text:span> - right until the moment they were finally overcome. And it was then, at that precise moment, that Celestia's army, with her at the lead, finally arrived. </text:p>
      <text:p text:style-name="P16"/>
      <text:p text:style-name="P17">* <text:span text:style-name="T28">Pawk</text:span><text:span text:style-name="T9"> </text:span>уходит со сцены и открываются занавески*</text:p>
      <text:p text:style-name="P13"/>
      <text:p text:style-name="P26"><text:span text:style-name="T10">*</text:span><text:span text:style-name="Strong_20_Emphasis">Grimsey</text:span><text:span text:style-name="T9">(одетый в Найтмер) </text:span><text:span text:style-name="T10">выстреливает конфети магией в сторону </text:span><text:span text:style-name="T29">Flint</text:span><text:span text:style-name="T9"> и </text:span><text:span text:style-name="T30">Steel</text:span><text:span text:style-name="T10">*</text:span></text:p>
      <text:p text:style-name="P28"><text:span text:style-name="T10">* </text:span><text:span text:style-name="T29">Flint</text:span><text:span text:style-name="T9"> и </text:span><text:span text:style-name="T30">Steel</text:span><text:span text:style-name="T9"> </text:span><text:span text:style-name="T10">падают и тут-же поспевают </text:span><text:span text:style-name="Strong_20_Emphasis"><text:span text:style-name="T54">999999</text:span></text:span><text:span text:style-name="T9">, </text:span><text:span text:style-name="T10">другие дети </text:span><text:span text:style-name="T17">и </text:span><text:span text:style-name="Strong_20_Emphasis"><text:span text:style-name="T56">Rowan </text:span></text:span><text:span text:style-name="T17">и </text:span><text:span text:style-name="Strong_20_Emphasis">Марigold</text:span><text:span text:style-name="T10">*</text:span></text:p>
      <text:p text:style-name="P28"><text:span text:style-name="Strong_20_Emphasis"><text:span text:style-name="T56">Rowan </text:span></text:span><text:span text:style-name="T17">и </text:span><text:span text:style-name="Strong_20_Emphasis">Марigold</text:span><text:span text:style-name="T17">(в облачении Селестии стоя друг на друге)</text:span><text:span text:style-name="T9">: </text:span>You cannot win!</text:p>
      <text:p text:style-name="P11"/>
      <text:p text:style-name="P15">*Закрываются занавески <text:span text:style-name="T11">и </text:span><text:span text:style-name="T12">на сцену </text:span><text:span text:style-name="T11">выходит </text:span><text:span text:style-name="T28">Pawk</text:span><text:span text:style-name="T11">*</text:span></text:p>
      <text:p text:style-name="P34"><text:span text:style-name="T28">Pawk</text:span><text:span text:style-name="T9">: </text:span>That morning, Celestia defeated Nightmare, and all of Equestria - including the ponies of NightFall—was saved. Though, sadly, the identities of those two brave <text:span text:style-name="T57">ponies</text:span> remain unknown to this day. But their sacrifice, and the ponies of NightFall, we shall never forget. Their legacy lives on in our hearts! </text:p>
      <text:p text:style-name="P2"/>
      <text:p text:style-name="P18">*Показываются <text:span text:style-name="T21">Кайденс</text:span> и подходящаяя к ней <text:span text:style-name="T21">Тия</text:span>. стоящие в стороне от сцены*</text:p>
      <text:p text:style-name="P18"/>
      <text:p text:style-name="P36"><text:span text:style-name="T24">Тия</text:span><text:span text:style-name="T8">: </text:span>Still can't forget him, can you?</text:p>
      <text:p text:style-name="P37"><text:span text:style-name="Strong_20_Emphasis"><text:span text:style-name="T8">Cadence</text:span></text:span><text:span text:style-name="T8">: </text:span>I remember every single one of them. I will never forget a single moment spent with any of them!</text:p>
      <text:p text:style-name="P1"/>
      <text:p text:style-name="P7"><text:soft-page-break/>*<text:span text:style-name="T22">Eternwing</text:span><text:span text:style-name="T20">(вечнокрыл)</text:span><text:span text:style-name="T1"> </text:span>пегас*</text:p>
      <text:p text:style-name="P1"/>
      <text:p text:style-name="P3">*Показывается сцена прошлого*</text:p>
      <text:p text:style-name="P38"><text:span text:style-name="T33">Whispersong</text:span><text:span text:style-name="T18">: </text:span>Too quiet for a night town!</text:p>
      <text:p text:style-name="P3">*<text:span text:style-name="T21">Кайденс</text:span> запускает фейверк в воздух*</text:p>
      <text:p text:style-name="P39"><text:span text:style-name="T38">Найтмер Мун</text:span><text:span text:style-name="T59">: *Озлоблённо и рупором* </text:span>AMBUSH<text:span text:style-name="T59">!</text:span></text:p>
      <text:p text:style-name="P38"><text:span text:style-name="T33">Whispersong</text:span><text:span text:style-name="T18">: </text:span>They've taken Cadence by the wings! Her wings are in that barn over there!</text:p>
      <text:p text:style-name="P40"><text:span text:style-name="T38">Найтмер Мун</text:span><text:span text:style-name="T59">: </text:span><text:span text:style-name="T18">*Рупором* </text:span>TREASON IS PUNISHED BY WING RIPPPING!</text:p>
      <text:p text:style-name="P21">*<text:span text:style-name="T21">Найтмер</text:span> говоря это повернулась к амбару, <text:span text:style-name="T21">Кайденс</text:span> увидела в амбаре <text:span text:style-name="T22">Eternwing</text:span><text:span text:style-name="T1"> </text:span>и встрепенулась*</text:p>
      <text:p text:style-name="P4">*Показывается как <text:span text:style-name="T21">Найтмер</text:span> стреляет в <text:span text:style-name="T18">амбар</text:span> и <text:span text:style-name="T21">Кайденс</text:span> подставляется под этот снаряд, чтобы защитить его*</text:p>
      <text:p text:style-name="P4">*В этот момент отряд <text:span text:style-name="T21">Селестии</text:span> появляется, готовый к бою и сражается с <text:span text:style-name="T21">Найтмер</text:span>*</text:p>
      <text:p text:style-name="P5">*<text:span text:style-name="T1">На фоне идёт сражение, а крупным планом показывается сильно раненная </text:span><text:span text:style-name="T23">Кайденс</text:span><text:span text:style-name="T1"> и </text:span><text:span text:style-name="T22">Eternwing</text:span><text:span text:style-name="T1">, стоящий рядом с ней</text:span>*</text:p>
      <text:p text:style-name="P41"><text:span text:style-name="T22">Eternwing</text:span><text:span text:style-name="T1">: </text:span>I was wrong to say that...</text:p>
      <text:p text:style-name="P42"><text:span text:style-name="T23">Кайденс</text:span><text:span text:style-name="T1">: </text:span>Don't... <text:span text:style-name="Emphasis">cough-cough</text:span> My love for you is as strong as ever!</text:p>
      <text:p text:style-name="P6"><text:span text:style-name="T21">Кайденс</text:span>: <text:span text:style-name="T60">I’am sorry</text:span><text:span text:style-name="T2">…</text:span></text:p>
      <text:p text:style-name="P43"><text:span text:style-name="T22">Eternwing</text:span><text:span text:style-name="T1">: </text:span>Never! OUR love for each other is strong! And it will live forever with US!</text:p>
      <text:p text:style-name="P8">* <text:span text:style-name="T22">Eternwing</text:span><text:span text:style-name="T1"> </text:span><text:span text:style-name="T5">взял в зубы какой-то светящийся артефакт и сам </text:span>начал светиться*</text:p>
      <text:p text:style-name="P9">*свет был настолько сильным, что заслонил собой весь экран и когда погас на копытах стояла <text:span text:style-name="T21">Аликорн Кайденс</text:span> без всяких ран, но она стояла уже одна*</text:p>
      <text:p text:style-name="P9"/>
      <text:p text:style-name="P19">*Обратно сцена с <text:span text:style-name="T21">Кайденс</text:span> и <text:span text:style-name="T21">Тией</text:span>*</text:p>
      <text:p text:style-name="P44"><text:span text:style-name="T23">Кайденс</text:span><text:span text:style-name="T1">: </text:span>Despite the fact that I initially sided with the wrong pony, and you forgave me for that... I will never forgive YOU for coldly using Eternwing as bait <text:span text:style-name="T61">for me </text:span>to trap Nightmare. <text:span text:style-name="T19"><text:s/></text:span></text:p>
      <text:p text:style-name="P20">*<text:span text:style-name="T21">Кайденс</text:span> уходит в сторону от <text:span text:style-name="T21">Селестии</text:span>*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2T21:34:25.182611602</meta:creation-date>
    <meta:generator>LibreOffice/24.2.7.2$Linux_X86_64 LibreOffice_project/420$Build-2</meta:generator>
    <dc:date>2026-02-16T21:50:52.515046520</dc:date>
    <meta:editing-duration>PT3H5M33S</meta:editing-duration>
    <meta:editing-cycles>75</meta:editing-cycles>
    <meta:document-statistic meta:table-count="0" meta:image-count="0" meta:object-count="0" meta:page-count="2" meta:paragraph-count="47" meta:word-count="578" meta:character-count="3617" meta:non-whitespace-character-count="3076"/>
  </office:meta>
</office:document-meta>
</file>